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666666" draw:marker-start-width="0.2cm" draw:marker-end-width="0.2cm" draw:fill-color="#cfe7f5" draw:textarea-horizontal-align="justify" draw:textarea-vertical-align="middle" draw:auto-grow-height="false" fo:min-height="4.246cm" fo:min-width="6.196cm" fo:padding-top="0.15cm" fo:padding-bottom="0.15cm" fo:padding-left="0.275cm" fo:padding-right="0.275cm"/>
    </style:style>
    <style:style style:name="gr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35cm" fo:min-width="3.196cm" fo:padding-top="0.15cm" fo:padding-bottom="0.15cm" fo:padding-left="0.275cm" fo:padding-right="0.275cm"/>
    </style:style>
    <style:style style:name="gr3"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406cm" fo:padding-top="0.15cm" fo:padding-bottom="0.15cm" fo:padding-left="0.275cm" fo:padding-right="0.275cm"/>
    </style:style>
    <style:style style:name="gr4" style:family="graphic" style:parent-style-name="standard">
      <style:graphic-properties svg:stroke-width="0.05cm" svg:stroke-color="#000000" draw:marker-start-width="0.2cm" draw:marker-end-width="0.2cm" draw:fill-color="#ccffcc" draw:textarea-horizontal-align="justify" draw:textarea-vertical-align="middle" draw:auto-grow-height="false" fo:min-height="1.556cm" fo:min-width="3.406cm" fo:padding-top="0.15cm" fo:padding-bottom="0.15cm" fo:padding-left="0.275cm" fo:padding-right="0.275cm"/>
    </style:style>
    <style:style style:name="gr5"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834cm" fo:min-width="5.684cm" fo:padding-top="0.15cm" fo:padding-bottom="0.15cm" fo:padding-left="0.275cm" fo:padding-right="0.275cm"/>
    </style:style>
    <style:style style:name="gr6"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2.404cm" fo:padding-top="0.15cm" fo:padding-bottom="0.15cm" fo:padding-left="0.275cm" fo:padding-right="0.275cm"/>
    </style:style>
    <style:style style:name="gr7"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54cm" fo:min-width="4.704cm" fo:padding-top="0.15cm" fo:padding-bottom="0.15cm" fo:padding-left="0.275cm" fo:padding-right="0.275cm"/>
    </style:style>
    <style:style style:name="gr8"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1.751cm" fo:min-width="1.934cm" fo:padding-top="0.15cm" fo:padding-bottom="0.15cm" fo:padding-left="0.275cm" fo:padding-right="0.275cm"/>
    </style:style>
    <style:style style:name="gr9" style:family="graphic" style:parent-style-name="standard">
      <style:graphic-properties svg:stroke-width="0.05cm" svg:stroke-color="#000000" draw:marker-start-width="0.2cm" draw:marker-end-width="0.2cm" draw:fill-color="#eeeeee" draw:textarea-horizontal-align="justify" draw:textarea-vertical-align="middle" draw:auto-grow-height="false" fo:min-height="2.346cm" fo:min-width="3.224cm" fo:padding-top="0.15cm" fo:padding-bottom="0.15cm" fo:padding-left="0.275cm" fo:padding-right="0.275cm" fo:wrap-option="no-wrap"/>
    </style:style>
    <style:style style:name="gr10"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1.601cm" fo:min-width="2.492cm" fo:padding-top="0.15cm" fo:padding-bottom="0.15cm" fo:padding-left="0.275cm" fo:padding-right="0.275cm"/>
    </style:style>
    <style:style style:name="gr11"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744cm" fo:min-width="5.694cm" fo:padding-top="0.15cm" fo:padding-bottom="0.15cm" fo:padding-left="0.275cm" fo:padding-right="0.275cm"/>
    </style:style>
    <style:style style:name="gr1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54cm" fo:min-width="2.404cm" fo:padding-top="0.15cm" fo:padding-bottom="0.15cm" fo:padding-left="0.275cm" fo:padding-right="0.275cm"/>
    </style:style>
    <style:style style:name="gr13"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2.638cm" fo:min-width="3.088cm" fo:padding-top="0.15cm" fo:padding-bottom="0.15cm" fo:padding-left="0.275cm" fo:padding-right="0.275cm"/>
    </style:style>
    <style:style style:name="gr14" style:family="graphic" style:parent-style-name="objectwithoutfill">
      <style:graphic-properties svg:stroke-width="0.05cm" svg:stroke-color="#000000" draw:marker-start-width="0.2cm" draw:marker-end="Arrow" draw:marker-end-width="0.2cm" draw:fill="none" draw:fill-color="#ffffcc" fo:padding-top="0.15cm" fo:padding-bottom="0.15cm" fo:padding-left="0.275cm" fo:padding-right="0.275cm"/>
    </style:style>
    <style:style style:name="gr15" style:family="graphic" style:parent-style-name="objectwithoutfill">
      <style:graphic-properties svg:stroke-width="0.05cm" svg:stroke-color="#000000" draw:marker-start="" draw:marker-start-width="0.2cm" draw:marker-end="Arrow" draw:marker-end-width="0.2cm" draw:fill="none" draw:fill-color="#ffffcc" fo:padding-top="0.15cm" fo:padding-bottom="0.15cm" fo:padding-left="0.275cm" fo:padding-right="0.275cm"/>
    </style:style>
    <style:style style:name="gr16" style:family="graphic" style:parent-style-name="objectwithoutfill">
      <style:graphic-properties svg:stroke-width="0.05cm" svg:stroke-color="#000000" draw:marker-start="" draw:marker-start-width="0.2cm" draw:marker-end="Arrow" draw:marker-end-width="0.2cm" draw:fill="none" draw:fill-color="#ffffcc" fo:padding-top="0.15cm" fo:padding-bottom="0.15cm" fo:padding-left="0.275cm" fo:padding-right="0.275cm"/>
    </style:style>
    <style:style style:name="gr17" style:family="graphic" style:parent-style-name="objectwithoutfill">
      <style:graphic-properties svg:stroke-width="0.05cm" svg:stroke-color="#000000" draw:marker-start="Arrow" draw:marker-start-width="0.2cm" draw:marker-end="Arrow" draw:marker-end-width="0.2cm" draw:fill="none" draw:fill-color="#ffffcc" fo:padding-top="0.15cm" fo:padding-bottom="0.15cm" fo:padding-left="0.275cm" fo:padding-right="0.275cm"/>
    </style:style>
    <style:style style:name="gr1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306cm" fo:padding-top="0.15cm" fo:padding-bottom="0.15cm" fo:padding-left="0.275cm" fo:padding-right="0.275cm"/>
    </style:style>
    <style:style style:name="gr19"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194cm" fo:min-width="3.145cm" fo:padding-top="0.15cm" fo:padding-bottom="0.15cm" fo:padding-left="0.275cm" fo:padding-right="0.275cm"/>
    </style:style>
    <style:style style:name="gr20"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097cm" fo:padding-top="0.15cm" fo:padding-bottom="0.15cm" fo:padding-left="0.275cm" fo:padding-right="0.275cm"/>
    </style:style>
    <style:style style:name="gr21"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496cm" fo:padding-top="0.15cm" fo:padding-bottom="0.15cm" fo:padding-left="0.275cm" fo:padding-right="0.275cm"/>
    </style:style>
    <style:style style:name="gr2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924cm" fo:min-width="3.374cm" fo:padding-top="0.15cm" fo:padding-bottom="0.15cm" fo:padding-left="0.275cm" fo:padding-right="0.275cm"/>
    </style:style>
    <style:style style:name="gr23" style:family="graphic" style:parent-style-name="objectwithoutfill">
      <style:graphic-properties svg:stroke-width="0.05cm" svg:stroke-color="#000000" draw:marker-start-width="0.2cm" draw:marker-end="Arrow" draw:marker-end-width="0.2cm" draw:fill="none" fo:padding-top="0.15cm" fo:padding-bottom="0.15cm" fo:padding-left="0.275cm" fo:padding-right="0.275cm"/>
    </style:style>
    <style:style style:name="gr24" style:family="graphic" style:parent-style-name="objectwithoutfill">
      <style:graphic-properties svg:stroke-width="0.05cm" svg:stroke-color="#000000" draw:marker-start="" draw:marker-start-width="0.2cm" draw:marker-end="Arrow" draw:marker-end-width="0.2cm" draw:fill="none" fo:padding-top="0.15cm" fo:padding-bottom="0.15cm" fo:padding-left="0.275cm" fo:padding-right="0.275cm"/>
    </style:style>
    <style:style style:name="gr25" style:family="graphic" style:parent-style-name="objectwithoutfill">
      <style:graphic-properties svg:stroke-width="0.05cm" draw:marker-start-width="0.2cm" draw:marker-end="Arrow" draw:marker-end-width="0.2cm" draw:fill="none" fo:padding-top="0.15cm" fo:padding-bottom="0.15cm" fo:padding-left="0.275cm" fo:padding-right="0.275cm"/>
    </style:style>
    <style:style style:name="gr26" style:family="graphic" style:parent-style-name="objectwithoutfill">
      <style:graphic-properties draw:stroke="dash" draw:stroke-dash="Fine_20_Dashed" svg:stroke-width="0.05cm" svg:stroke-color="#666666" draw:marker-start-width="0.2cm" draw:marker-end-width="0.2cm" draw:fill="none" fo:padding-top="0.15cm" fo:padding-bottom="0.15cm" fo:padding-left="0.275cm" fo:padding-right="0.275cm"/>
    </style:style>
    <style:style style:name="gr27"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false" fo:min-height="0.788cm" fo:min-width="0cm"/>
    </style:style>
    <style:style style:name="gr28"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1.928cm"/>
    </style:style>
    <style:style style:name="gr29"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2.288cm"/>
    </style:style>
    <style:style style:name="gr30"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04cm" fo:min-width="4.654cm" fo:padding-top="0.15cm" fo:padding-bottom="0.15cm" fo:padding-left="0.275cm" fo:padding-right="0.275cm"/>
    </style:style>
    <style:style style:name="gr31"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965cm" fo:min-width="2.415cm" fo:padding-top="0.15cm" fo:padding-bottom="0.15cm" fo:padding-left="0.275cm" fo:padding-right="0.275cm"/>
    </style:style>
    <style:style style:name="gr32"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965cm" fo:min-width="2.416cm" fo:padding-top="0.15cm" fo:padding-bottom="0.15cm" fo:padding-left="0.275cm" fo:padding-right="0.275cm"/>
    </style:style>
    <style:style style:name="gr33" style:family="graphic" style:parent-style-name="standard">
      <style:graphic-properties svg:stroke-width="0.05cm" svg:stroke-color="#000000" draw:marker-start-width="0.2cm" draw:marker-end-width="0.2cm" draw:fill-color="#ccffff" draw:textarea-horizontal-align="justify" draw:textarea-vertical-align="middle" draw:auto-grow-height="false" fo:min-height="0.694cm" fo:min-width="2.444cm" fo:padding-top="0.15cm" fo:padding-bottom="0.15cm" fo:padding-left="0.275cm" fo:padding-right="0.275cm"/>
    </style:style>
    <style:style style:name="P1" style:family="paragraph">
      <style:paragraph-properties fo:text-align="center"/>
    </style:style>
    <style:style style:name="P2" style:family="paragraph">
      <loext:graphic-properties draw:fill-color="#cfe7f5"/>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color="#ccffcc"/>
      <style:paragraph-properties fo:text-align="center"/>
    </style:style>
    <style:style style:name="P5" style:family="paragraph">
      <loext:graphic-properties draw:fill-color="#99ccff"/>
      <style:paragraph-properties fo:text-align="center"/>
    </style:style>
    <style:style style:name="P6" style:family="paragraph">
      <loext:graphic-properties draw:fill-color="#ccffff"/>
      <style:paragraph-properties fo:text-align="center"/>
      <style:text-properties fo:font-size="14pt" style:font-size-asian="14pt" style:font-size-complex="14pt"/>
    </style:style>
    <style:style style:name="P7" style:family="paragraph">
      <loext:graphic-properties draw:fill-color="#ccffff"/>
      <style:paragraph-properties fo:text-align="center"/>
    </style:style>
    <style:style style:name="P8" style:family="paragraph">
      <loext:graphic-properties draw:fill-color="#eeeeee"/>
      <style:paragraph-properties fo:text-align="center"/>
    </style:style>
    <style:style style:name="P9" style:family="paragraph">
      <loext:graphic-properties draw:fill-color="#99ccff"/>
      <style:paragraph-properties fo:text-align="center"/>
      <style:text-properties fo:font-size="14pt" style:font-size-asian="14pt" style:font-size-complex="14pt"/>
    </style:style>
    <style:style style:name="P10" style:family="paragraph">
      <loext:graphic-properties draw:fill="none" draw:fill-color="#ffffcc"/>
      <style:paragraph-properties fo:text-align="center"/>
    </style:style>
    <style:style style:name="P11" style:family="paragraph">
      <loext:graphic-properties draw:fill-color="#ffff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text-properties fo:font-size="20pt"/>
    </style:style>
    <style:style style:name="T1" style:family="text">
      <style:text-properties fo:font-size="14pt" style:font-size-asian="14pt" style:font-size-complex="14pt"/>
    </style:style>
    <style:style style:name="T2"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6.8cm" svg:y="16.2cm">
          <text:p text:style-name="P1">Data Mining Platform</text:p>
          <text:p text:style-name="P1">(HDP)</text:p>
          <draw:enhanced-geometry svg:viewBox="0 0 21600 21600" draw:mirror-horizontal="false" draw:mirror-vertical="false" draw:path-stretchpoint-x="10800" draw:path-stretchpoint-y="10800" draw:text-areas="?f3 ?f4 ?f5 ?f6"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2" draw:id="id22" draw:layer="layout" svg:width="3.9cm" svg:height="2.089cm" svg:x="36.1cm" svg:y="7.811cm">
          <text:p text:style-name="P1"><text:span text:style-name="T1">LDUKWA</text:span><text:span text:style-name="T1"><text:line-break/></text:span><text:span text:style-name="T1">Secure 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1cm" svg:height="2cm" svg:x="11.8cm" svg:y="7.8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4" draw:id="id14" draw:layer="layout" svg:width="4.1cm" svg:height="2cm" svg:x="18.1cm" svg:y="24.5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24" draw:id="id24" draw:layer="layout" svg:width="6.3cm" svg:height="1.2cm" svg:x="17cm" svg:y="19.3cm">
          <text:p text:style-name="P1">Storage (HBase, HDF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6" draw:id="id6" draw:layer="layout" svg:width="3cm" svg:height="1cm" svg:x="6.5cm" svg:y="18.6cm">
          <text:p text:style-name="P1"><text:span text:style-name="T1">Craw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3" draw:id="id3" draw:layer="layout" svg:width="5.3cm" svg:height="1cm" svg:x="1.8cm" svg:y="13.6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8" draw:id="id8" draw:layer="layout" svg:width="4cm" svg:height="2cm" svg:x="8.9cm" svg:y="15.1cm">
          <text:p text:style-name="P1"><text:span text:style-name="T1">To Crawl</text:span><text:span text:style-name="T1"><text:line-break/></text:span><text:span text:style-name="T1">Queu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8" xml:id="id19" draw:id="id19" draw:layer="layout" svg:width="5.7cm" svg:height="4cm" svg:x="1.6cm" svg:y="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7" xml:id="id4" draw:id="id4" draw:layer="layout" svg:width="5cm" svg:height="1.9cm" svg:x="5.5cm" svg:y="21.6cm">
          <text:p text:style-name="P1"><text:span text:style-name="T1">copy-to-hdfs</text:span><text:span text:style-name="T1"><text:line-break/></text:span><text:span text:style-name="T1">task</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5" xml:id="id1" draw:id="id1" draw:layer="layout" svg:width="6.3cm" svg:height="1.1cm" svg:x="17cm" svg:y="16.4cm">
          <text:p text:style-name="P1">Compute (MR/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xml:id="id23" draw:id="id23" draw:layer="layout" svg:width="3cm" svg:height="1cm" svg:x="12cm" svg:y="9.3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10" draw:id="id10" draw:layer="layout" svg:width="3cm" svg:height="1cm" svg:x="9.4cm" svg:y="11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xml:id="id2" draw:id="id2" draw:layer="layout" svg:width="3.9cm" svg:height="3.2cm" svg:x="18.2cm" svg:y="8.6cm">
          <text:p text:style-name="P1"><text:span text:style-name="T1">Analytics, </text:span></text:p>
          <text:p text:style-name="P1"><text:span text:style-name="T1">Dataset</text:span></text:p>
          <text:p text:style-name="P1"><text:span text:style-name="T1"><text:s/></text:span><text:span text:style-name="T1">&amp; Report</text:span><text:span text:style-name="T1"><text:line-break/></text:span><text:span text:style-name="T1">Generation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0" draw:layer="layout" svg:x1="20.15cm" svg:y1="16.4cm" svg:x2="20.15cm" svg:y2="11.8cm" draw:start-shape="id1" draw:start-glue-point="0" draw:end-shape="id2" draw:end-glue-point="2" svg:d="M20150 16400v-4600" svg:viewBox="0 0 1 4601">
          <text:p/>
        </draw:connector>
        <draw:connector draw:style-name="gr14" draw:text-style-name="P10" draw:layer="layout" draw:line-skew="-0.275cm" svg:x1="1.8cm" svg:y1="14.1cm" svg:x2="6cm" svg:y2="22.55cm" draw:start-shape="id3" draw:start-glue-point="3" draw:end-shape="id4" draw:end-glue-point="6" svg:d="M1800 14100h-800v8450h5000" svg:viewBox="0 0 5001 8451">
          <text:p/>
        </draw:connector>
        <draw:connector draw:style-name="gr15" draw:text-style-name="P10" draw:layer="layout" svg:x1="4.45cm" svg:y1="16.9cm" svg:x2="6.5cm" svg:y2="19.1cm" draw:start-shape="id5" draw:start-glue-point="2" draw:end-shape="id6" draw:end-glue-point="3" svg:d="M4450 16900v2200h2050" svg:viewBox="0 0 2051 2201">
          <text:p/>
        </draw:connector>
        <draw:connector draw:style-name="gr16" draw:text-style-name="P10" draw:layer="layout" draw:line-skew="0.074cm" svg:x1="8cm" svg:y1="19.6cm" svg:x2="15.4cm" svg:y2="14.9cm" draw:start-shape="id6" draw:start-glue-point="2" draw:end-shape="id7" draw:end-glue-point="2" svg:d="M8000 19600v600h7400v-5300" svg:viewBox="0 0 7401 5301">
          <text:p/>
        </draw:connector>
        <draw:connector draw:style-name="gr17" draw:text-style-name="P10" draw:layer="layout" svg:x1="9.5cm" svg:y1="19.1cm" svg:x2="10.9cm" svg:y2="17.1cm" draw:start-shape="id6" draw:start-glue-point="1" draw:end-shape="id8" svg:d="M9500 19100h1400v-2000" svg:viewBox="0 0 1401 2001">
          <text:p/>
        </draw:connector>
        <draw:connector draw:style-name="gr14" draw:text-style-name="P10" draw:layer="layout" svg:x1="11.8cm" svg:y1="8.8cm" svg:x2="10.9cm" svg:y2="11cm" draw:start-shape="id9" draw:start-glue-point="3" draw:end-shape="id10" draw:end-glue-point="0" svg:d="M11800 8800h-900v2200" svg:viewBox="0 0 901 2201">
          <text:p/>
        </draw:connector>
        <draw:connector draw:style-name="gr14" draw:text-style-name="P10" draw:layer="layout" svg:x1="10.9cm" svg:y1="12cm" svg:x2="10.9cm" svg:y2="15.1cm" draw:start-shape="id10" draw:start-glue-point="2" draw:end-shape="id8" draw:end-glue-point="5" svg:d="M10900 12000v3100" svg:viewBox="0 0 1 3101">
          <text:p/>
        </draw:connector>
        <draw:custom-shape draw:style-name="gr18" draw:text-style-name="P3" xml:id="id12" draw:id="id12" draw:layer="layout" svg:width="4cm" svg:height="2cm" svg:x="31.3cm" svg:y="7.8cm">
          <text:p text:style-name="P1"><text:span text:style-name="T1">UKWA 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0" draw:layer="layout" svg:x1="26.5cm" svg:y1="13.4cm" svg:x2="31.3cm" svg:y2="8.8cm" draw:start-shape="id11" draw:start-glue-point="0" draw:end-shape="id12" draw:end-glue-point="3" svg:d="M26500 13400v-4600h4800" svg:viewBox="0 0 4801 4601">
          <text:p/>
        </draw:connector>
        <draw:connector draw:style-name="gr16" draw:text-style-name="P10" draw:layer="layout" svg:x1="20.15cm" svg:y1="23.1cm" svg:x2="20.15cm" svg:y2="24.5cm" draw:start-shape="id13" draw:start-glue-point="2" draw:end-shape="id14" draw:end-glue-point="0" svg:d="M20150 23100v1400" svg:viewBox="0 0 1 1401">
          <text:p/>
        </draw:connector>
        <draw:custom-shape draw:style-name="gr12" draw:text-style-name="P3" xml:id="id16" draw:id="id16" draw:layer="layout" svg:width="3cm" svg:height="1cm" svg:x="31.5cm" svg:y="9.4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xml:id="id17" draw:id="id17" draw:layer="layout" svg:width="3cm" svg:height="1cm" svg:x="36.5cm" svg:y="9.5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xml:id="id7" draw:id="id7" draw:layer="layout" svg:width="3.801cm" svg:height="1.6cm" svg:x="13.5cm" svg:y="13.3cm">
          <text:p text:style-name="P1">Crawl URI<text:line-break/>Databa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0" draw:layer="layout" svg:x1="9.991cm" svg:y1="22.55cm" svg:x2="18.6cm" svg:y2="22.55cm" draw:start-shape="id4" draw:start-glue-point="9" draw:end-shape="id13" draw:end-glue-point="3" svg:d="M9991 22550h8609" svg:viewBox="0 0 8610 1">
          <text:p/>
        </draw:connector>
        <draw:custom-shape draw:style-name="gr20" draw:text-style-name="P11" xml:id="id15" draw:id="id15" draw:layer="layout" svg:width="3.801cm" svg:height="2.1cm" svg:x="28.1cm" svg:y="15.9cm">
          <text:p text:style-name="P1">CDX Server</text:p>
          <text:p text:style-name="P1">(for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11" draw:id="id11" draw:layer="layout" svg:width="4.2cm" svg:height="2.1cm" svg:x="24.4cm" svg:y="13.4cm">
          <text:p text:style-name="P1">Metadata &amp; Full </text:p>
          <text:p text:style-name="P1">Text Indexes</text:p>
          <text:p text:style-name="P1">(Sol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0" draw:layer="layout" svg:x1="30cm" svg:y1="15.9cm" svg:x2="31.5cm" svg:y2="9.9cm" draw:start-shape="id15" draw:start-glue-point="0" draw:end-shape="id16" draw:end-glue-point="3" svg:d="M30000 15900v-6000h1500" svg:viewBox="0 0 1501 6001">
          <text:p/>
        </draw:connector>
        <draw:connector draw:style-name="gr14" draw:text-style-name="P10" draw:layer="layout" svg:x1="23.3cm" svg:y1="16.95cm" svg:x2="26.5cm" svg:y2="15.5cm" draw:start-shape="id1" draw:start-glue-point="1" draw:end-shape="id11" draw:end-glue-point="2" svg:d="M23300 16950h3200v-1450" svg:viewBox="0 0 3201 1451">
          <text:p/>
        </draw:connector>
        <draw:connector draw:style-name="gr14" draw:text-style-name="P10" draw:layer="layout" draw:line-skew="1.399cm" svg:x1="31.901cm" svg:y1="16.95cm" svg:x2="36.5cm" svg:y2="10cm" draw:start-shape="id15" draw:start-glue-point="1" draw:end-shape="id17" draw:end-glue-point="3" svg:d="M31901 16950h3699v-6950h900" svg:viewBox="0 0 4600 6951">
          <text:p/>
        </draw:connector>
        <draw:custom-shape draw:style-name="gr22" draw:text-style-name="P11" xml:id="id18" draw:id="id18" draw:layer="layout" svg:width="4cm" svg:height="1.3cm" svg:x="28cm" svg:y="21.9cm">
          <text:p text:style-name="P1">WARC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0" draw:layer="layout" svg:x1="32cm" svg:y1="22.55cm" svg:x2="38cm" svg:y2="10.5cm" draw:start-shape="id18" draw:start-glue-point="1" draw:end-shape="id17" draw:end-glue-point="2" svg:d="M32000 22550h6000v-12050" svg:viewBox="0 0 6001 12051">
          <text:p/>
        </draw:connector>
        <draw:connector draw:style-name="gr14" draw:text-style-name="P10" draw:layer="layout" svg:x1="32cm" svg:y1="22.55cm" svg:x2="33cm" svg:y2="10.4cm" draw:start-shape="id18" draw:start-glue-point="1" draw:end-shape="id16" draw:end-glue-point="2" svg:d="M32000 22550h1000v-12150" svg:viewBox="0 0 1001 12151">
          <text:p/>
        </draw:connector>
        <draw:connector draw:style-name="gr14" draw:text-style-name="P10" draw:layer="layout" svg:x1="21.7cm" svg:y1="22.55cm" svg:x2="28cm" svg:y2="22.55cm" draw:start-shape="id13" draw:start-glue-point="1" draw:end-shape="id18" svg:d="M21700 22550h6300" svg:viewBox="0 0 6301 1">
          <text:p/>
        </draw:connector>
        <draw:connector draw:style-name="gr14" draw:text-style-name="P10" draw:layer="layout" draw:line-skew="0.049cm" svg:x1="22.2cm" svg:y1="25.5cm" svg:x2="28cm" svg:y2="22.55cm" draw:start-shape="id14" draw:end-shape="id18" svg:d="M22200 25500h2950v-2950h2850" svg:viewBox="0 0 5801 2951">
          <text:p/>
        </draw:connector>
        <draw:connector draw:style-name="gr23" draw:text-style-name="P12" draw:layer="layout" svg:x1="4.45cm" svg:y1="5cm" svg:x2="4.45cm" svg:y2="13.6cm" draw:start-shape="id19" draw:end-shape="id3" draw:end-glue-point="0" svg:d="M4450 5000v8600" svg:viewBox="0 0 1 8601">
          <text:p/>
        </draw:connector>
        <draw:connector draw:style-name="gr24" draw:text-style-name="P12" draw:layer="layout" svg:x1="13.85cm" svg:y1="7.8cm" svg:x2="17.3cm" svg:y2="5.5cm" draw:start-shape="id9" draw:start-glue-point="0" draw:end-shape="id20" draw:end-glue-point="3" svg:d="M13850 7800v-2300h3450" svg:viewBox="0 0 3451 2301">
          <text:p/>
        </draw:connector>
        <draw:connector draw:style-name="gr25" draw:text-style-name="P12" draw:layer="layout" svg:x1="33.3cm" svg:y1="7.8cm" svg:x2="7.3cm" svg:y2="3cm" draw:start-shape="id12" draw:start-glue-point="0" draw:end-shape="id19" draw:end-glue-point="1" svg:d="M33300 7800v-4800h-26000" svg:viewBox="0 0 26001 4801">
          <text:p/>
        </draw:connector>
        <draw:custom-shape draw:style-name="gr9" draw:text-style-name="P8" xml:id="id21" draw:id="id21" draw:layer="layout" svg:width="5.7cm" svg:height="4cm" svg:x="35.2cm" svg:y="1cm">
          <text:p text:style-name="P1"><text:span text:style-name="T1">Reading</text:span></text:p>
          <text:p text:style-name="P1"><text:span text:style-name="T1">Room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5" draw:text-style-name="P12" draw:layer="layout" svg:x1="33.3cm" svg:y1="7.8cm" svg:x2="35.2cm" svg:y2="3cm" draw:start-shape="id12" draw:start-glue-point="0" draw:end-shape="id21" draw:end-glue-point="3" svg:d="M33300 7800v-4800h1900" svg:viewBox="0 0 1901 4801">
          <text:p/>
        </draw:connector>
        <draw:connector draw:style-name="gr25" draw:text-style-name="P12" draw:layer="layout" svg:x1="38.05cm" svg:y1="7.811cm" svg:x2="38.05cm" svg:y2="5cm" draw:start-shape="id22" draw:start-glue-point="0" draw:end-shape="id21" draw:end-glue-point="2" svg:d="M38050 7811v-2811" svg:viewBox="0 0 1 2812">
          <text:p/>
        </draw:connector>
        <draw:connector draw:style-name="gr25" draw:text-style-name="P12" draw:layer="layout" svg:x1="23.3cm" svg:y1="16.95cm" svg:x2="28.1cm" svg:y2="16.95cm" draw:start-shape="id1" draw:start-glue-point="1" draw:end-shape="id15" svg:d="M23300 16950h4800" svg:viewBox="0 0 4801 1">
          <text:p/>
        </draw:connector>
        <draw:custom-shape draw:style-name="gr9" draw:text-style-name="P8" xml:id="id20" draw:id="id20" draw:layer="layout" svg:width="5.7cm" svg:height="4cm" svg:x="17.3cm" svg:y="3.5cm">
          <text:p text:style-name="P1"><text:span text:style-name="T1">Staff Acces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5" draw:text-style-name="P12" draw:layer="layout" svg:x1="20.15cm" svg:y1="8.6cm" svg:x2="20.15cm" svg:y2="7.5cm" draw:start-shape="id2" draw:start-glue-point="0" draw:end-shape="id20" draw:end-glue-point="2" svg:d="M20150 8600v-1100" svg:viewBox="0 0 1 1101">
          <text:p/>
        </draw:connector>
        <draw:line draw:style-name="gr26" draw:text-style-name="P12" draw:layer="layout" svg:x1="16cm" svg:y1="26.4cm" svg:x2="16cm" svg:y2="28.5cm">
          <text:p/>
        </draw:line>
        <draw:line draw:style-name="gr26" draw:text-style-name="P12" draw:layer="layout" svg:x1="24cm" svg:y1="26.4cm" svg:x2="24cm" svg:y2="28.5cm">
          <text:p/>
        </draw:line>
        <draw:frame draw:style-name="gr27" draw:text-style-name="P13" draw:layer="layout" svg:width="2.979cm" svg:height="1.038cm" svg:x="18.514cm" svg:y="27.041cm">
          <draw:text-box>
            <text:p text:style-name="P1"><text:span text:style-name="T2">Storage</text:span></text:p>
          </draw:text-box>
        </draw:frame>
        <draw:frame draw:style-name="gr28" draw:text-style-name="P13" draw:layer="layout" svg:width="2.428cm" svg:height="1.038cm" svg:x="10.6cm" svg:y="27.041cm">
          <draw:text-box>
            <text:p text:style-name="P1"><text:span text:style-name="T2">Ingest</text:span></text:p>
          </draw:text-box>
        </draw:frame>
        <draw:frame draw:style-name="gr29" draw:text-style-name="P13" draw:layer="layout" svg:width="2.788cm" svg:height="1.038cm" svg:x="27cm" svg:y="27.041cm">
          <draw:text-box>
            <text:p text:style-name="P1"><text:span text:style-name="T2">Access</text:span></text:p>
          </draw:text-box>
        </draw:frame>
        <draw:connector draw:style-name="gr16" draw:text-style-name="P10" draw:layer="layout" draw:line-skew="-1.801cm" svg:x1="4.45cm" svg:y1="5cm" svg:x2="8cm" svg:y2="18.6cm" draw:start-shape="id19" draw:start-glue-point="2" draw:end-shape="id6" svg:d="M4450 5000v5000h3550v8600" svg:viewBox="0 0 3551 13601">
          <text:p/>
        </draw:connector>
        <draw:custom-shape draw:style-name="gr30" draw:text-style-name="P6" xml:id="id5" draw:id="id5" draw:layer="layout" svg:width="5.3cm" svg:height="1cm" svg:x="1.8cm" svg:y="15.9cm">
          <text:p text:style-name="P1"><text:span text:style-name="T1">Page Rend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2" draw:layer="layout" svg:x1="8cm" svg:y1="19.6cm" svg:x2="8cm" svg:y2="21.6cm" draw:start-shape="id6" draw:start-glue-point="2" draw:end-shape="id4" svg:d="M8000 19600v2000" svg:viewBox="0 0 1 2001">
          <text:p/>
        </draw:connector>
        <draw:connector draw:style-name="gr16" draw:text-style-name="P10" draw:layer="layout" svg:x1="7.1cm" svg:y1="14.1cm" svg:x2="13.5cm" svg:y2="14.1cm" draw:start-shape="id3" draw:start-glue-point="1" draw:end-shape="id7" draw:end-glue-point="3" svg:d="M7100 14100h6400" svg:viewBox="0 0 6401 1">
          <text:p/>
        </draw:connector>
        <draw:connector draw:style-name="gr16" draw:text-style-name="P10" draw:layer="layout" svg:x1="4.45cm" svg:y1="14.6cm" svg:x2="4.45cm" svg:y2="15.9cm" draw:start-shape="id3" draw:start-glue-point="2" draw:end-shape="id5" draw:end-glue-point="0" svg:d="M4450 14600v1300" svg:viewBox="0 0 1 1301">
          <text:p/>
        </draw:connector>
        <draw:connector draw:style-name="gr14" draw:text-style-name="P10" draw:layer="layout" draw:line-skew="-0.401cm" svg:x1="30cm" svg:y1="15.9cm" svg:x2="13.5cm" svg:y2="10.3cm" draw:start-shape="id15" draw:start-glue-point="0" draw:end-shape="id23" svg:d="M30000 15900v-3200h-16500v-2400" svg:viewBox="0 0 16501 5601">
          <text:p/>
        </draw:connector>
        <draw:custom-shape draw:style-name="gr31" draw:text-style-name="P6" draw:layer="layout" svg:width="3.101cm" svg:height="1.401cm" svg:x="2.9cm" svg:y="24.8cm">
          <text:p text:style-name="P1"><text:span text:style-name="T1">Ingest Task</text:span><text:span text:style-name="T1"><text:line-break/></text:span><text:span text:style-name="T1">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6" draw:layer="layout" svg:width="3.102cm" svg:height="1.401cm" svg:x="35.3cm" svg:y="24.8cm">
          <text:p text:style-name="P1"><text:span text:style-name="T1">Access Task</text:span><text:span text:style-name="T1"><text:line-break/></text:span><text:span text:style-name="T1">Schedul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 xml:id="id13" draw:id="id13" draw:layer="layout" svg:width="3.1cm" svg:height="1.1cm" svg:x="18.6cm" svg:y="22cm">
          <text:p text:style-name="P1"><text:span text:style-name="T1">Http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0" draw:layer="layout" svg:x1="20.15cm" svg:y1="20.5cm" svg:x2="20.15cm" svg:y2="22cm" draw:start-shape="id24" draw:start-glue-point="2" draw:end-shape="id13" draw:end-glue-point="0" svg:d="M20150 20500v1500" svg:viewBox="0 0 1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7-10-18T15:32:19.157086000</dc:date>
    <meta:editing-duration>P13DT6H1M6S</meta:editing-duration>
    <meta:editing-cycles>51</meta:editing-cycles>
    <meta:generator>LibreOffice/5.4.1.2$MacOSX_X86_64 LibreOffice_project/ea7cb86e6eeb2bf3a5af73a8f7777ac570321527</meta:generator>
    <meta:print-date>2016-11-29T14:10:54.495000000</meta:print-date>
    <meta:document-statistic meta:object-count="62"/>
  </office:meta>
</office:document-meta>
</file>